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4d025e" style:text-blinking="false" fo:background-color="transparent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1aca50" style:text-blinking="false" fo:background-color="transparent" style:font-size-asian="10pt" style:font-size-complex="10pt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a281d" officeooo:paragraph-rsid="002a281d" style:text-blinking="false" fo:background-color="transparent" style:font-size-asian="10pt" style:font-weight-asian="normal" style:font-size-complex="10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officeooo:paragraph-rsid="0033316c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4d025e" style:text-blinking="false" fo:background-color="transparent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font-name="areal" fo:font-size="12pt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4d025e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officeooo:paragraph-rsid="001d7150" style:font-size-asian="10pt" style:font-size-complex="10pt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officeooo:paragraph-rsid="0020f51b" style:font-size-asian="10pt" style:font-size-complex="10pt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fo:font-weight="normal" style:font-size-asian="10pt" style:font-size-complex="10pt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fc183" officeooo:paragraph-rsid="004d025e" style:text-blinking="false" fo:background-color="transparent" style:font-size-asian="10pt" style:font-size-complex="10pt"/>
    </style:style>
    <style:style style:name="P1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4d6f0d" style:text-blinking="false" fo:background-color="transparent" style:font-size-asian="10pt" style:font-size-complex="10pt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411cfa" style:text-blinking="false" fo:background-color="transparent" style:font-size-asian="10pt" style:font-size-complex="10pt"/>
    </style:style>
    <style:style style:name="P19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20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56192f" officeooo:paragraph-rsid="005a55a4" style:text-blinking="false" fo:background-color="transparent" style:font-size-asian="10pt" style:font-size-complex="10pt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beeb0" officeooo:paragraph-rsid="002beeb0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cf482" officeooo:paragraph-rsid="002cf482" style:text-blinking="false" fo:background-color="transparent" style:font-size-asian="10pt" style:font-weight-asian="normal" style:font-size-complex="10pt" style:font-weight-complex="normal"/>
    </style:style>
    <style:style style:name="P24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2fce94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fefa2" officeooo:paragraph-rsid="002fefa2" style:text-blinking="false" fo:background-color="transparent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6b9fc" officeooo:paragraph-rsid="0036b9fc" style:text-blinking="false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4d6f0d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573b08" officeooo:paragraph-rsid="00573b08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7150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d7150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bold" officeooo:rsid="0038f8c5" style:text-blinking="false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d6f0d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56192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8f8c5" style:text-blinking="false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83" loext:opacity="100%" style:text-line-through-style="none" style:text-line-through-type="none" style:font-name="areal" fo:font-size="10pt" fo:font-style="normal" style:text-underline-style="none" fo:font-weight="normal" officeooo:rsid="0038f8c5" style:text-blinking="false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83" loext:opacity="100%" style:text-line-through-style="none" style:text-line-through-type="none" style:font-name="areal" fo:font-size="10pt" fo:font-style="normal" style:text-underline-style="solid" style:text-underline-width="auto" style:text-underline-color="font-color" fo:font-weight="normal" officeooo:rsid="004d025e" style:text-blinking="false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8f8c5" style:font-weight-asian="bold" style:font-weight-complex="bold"/>
    </style:style>
    <style:style style:name="T15" style:family="text">
      <style:text-properties fo:font-weight="bold" officeooo:rsid="0020f51b" style:font-weight-asian="bold" style:font-weight-complex="bold"/>
    </style:style>
    <style:style style:name="T16" style:family="text">
      <style:text-properties fo:font-weight="bold" officeooo:rsid="00411cfa" style:font-weight-asian="bold" style:font-weight-complex="bold"/>
    </style:style>
    <style:style style:name="T17" style:family="text">
      <style:text-properties fo:font-weight="bold" officeooo:rsid="004ce70e" style:font-weight-asian="bold" style:font-weight-complex="bold"/>
    </style:style>
    <style:style style:name="T18" style:family="text">
      <style:text-properties officeooo:rsid="0020f51b"/>
    </style:style>
    <style:style style:name="T19" style:family="text">
      <style:text-properties style:font-name="areal" fo:font-size="10pt" style:font-size-asian="10pt" style:font-size-complex="10pt"/>
    </style:style>
    <style:style style:name="T20" style:family="text">
      <style:text-properties style:font-name="areal" fo:font-size="10pt" officeooo:rsid="0038f8c5" style:font-size-asian="10pt" style:font-weight-asian="bold" style:font-size-complex="10pt" style:font-weight-complex="bold"/>
    </style:style>
    <style:style style:name="T21" style:family="text">
      <style:text-properties style:font-name="areal" fo:font-size="10pt" fo:font-weight="normal" officeooo:rsid="0038f8c5" style:font-size-asian="10pt" style:font-weight-asian="normal" style:font-size-complex="10pt" style:font-weight-complex="normal"/>
    </style:style>
    <style:style style:name="T22" style:family="text">
      <style:text-properties style:font-name="areal" fo:font-size="10pt" fo:font-weight="bold" officeooo:rsid="0038f8c5" style:font-size-asian="10pt" style:font-weight-asian="bold" style:font-size-complex="10pt" style:font-weight-complex="bold"/>
    </style:style>
    <style:style style:name="T23" style:family="text">
      <style:text-properties officeooo:rsid="002a28ae"/>
    </style:style>
    <style:style style:name="T24" style:family="text">
      <style:text-properties officeooo:rsid="002fce94"/>
    </style:style>
    <style:style style:name="T25" style:family="text">
      <style:text-properties officeooo:rsid="00317ec1"/>
    </style:style>
    <style:style style:name="T26" style:family="text">
      <style:text-properties officeooo:rsid="0035d0fe"/>
    </style:style>
    <style:style style:name="T27" style:family="text">
      <style:text-properties officeooo:rsid="00387b4a"/>
    </style:style>
    <style:style style:name="T28" style:family="text">
      <style:text-properties officeooo:rsid="0038f8c5"/>
    </style:style>
    <style:style style:name="T29" style:family="text">
      <style:text-properties officeooo:rsid="0023be69"/>
    </style:style>
    <style:style style:name="T30" style:family="text">
      <style:text-properties officeooo:rsid="00429d92"/>
    </style:style>
    <style:style style:name="T31" style:family="text">
      <style:text-properties officeooo:rsid="00461923"/>
    </style:style>
    <style:style style:name="T32" style:family="text">
      <style:text-properties officeooo:rsid="004647ad"/>
    </style:style>
    <style:style style:name="T33" style:family="text">
      <style:text-properties officeooo:rsid="004e07e8"/>
    </style:style>
    <style:style style:name="T34" style:family="text">
      <style:text-properties fo:color="#0000ee" loext:opacity="100%" style:font-name="areal" fo:font-size="10pt" style:font-size-asian="10pt" style:font-size-complex="10pt"/>
    </style:style>
    <style:style style:name="T35" style:family="text">
      <style:text-properties fo:color="#000083" loext:opacity="100%"/>
    </style:style>
    <style:style style:name="T36" style:family="text">
      <style:text-properties fo:color="#000083" loext:opacity="100%" style:font-name="areal" fo:font-size="10pt" style:font-size-asian="10pt" style:font-size-complex="10pt"/>
    </style:style>
    <style:style style:name="T37" style:family="text">
      <style:text-properties fo:color="#000083" loext:opacity="100%" style:font-name="areal" fo:font-size="10pt" officeooo:rsid="001aca50" style:font-size-asian="10pt" style:font-size-complex="10pt"/>
    </style:style>
    <style:style style:name="T38" style:family="text">
      <style:text-properties fo:color="#000083" loext:opacity="100%" style:font-name="areal" fo:font-size="10pt" fo:font-weight="normal" style:font-size-asian="10pt" style:font-size-complex="10pt"/>
    </style:style>
    <style:style style:name="T39" style:family="text">
      <style:text-properties officeooo:rsid="0056192f"/>
    </style:style>
    <style:style style:name="T40" style:family="text">
      <style:text-properties officeooo:rsid="00590f34"/>
    </style:style>
    <style:style style:name="T41" style:family="text">
      <style:text-properties officeooo:rsid="005d81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49fad3da-7fff-2541-6de3-4016823e719f"/>Benjamin Lewis</text:p>
      <text:p text:style-name="P4">Front End Developer</text:p>
      <text:p text:style-name="P4">BenjaminSL2000@gmail.com | (919) 909-8267</text:p>
      <text:p text:style-name="P10"><text:a xlink:type="simple" xlink:href="http://www.lewibs.com/" text:style-name="Internet_20_link" text:visited-style-name="Visited_20_Internet_20_Link"><text:span text:style-name="T37">www.l</text:span></text:a><text:a xlink:type="simple" xlink:href="http://www.lewibs.com/" text:style-name="Internet_20_link" text:visited-style-name="Visited_20_Internet_20_Link"><text:span text:style-name="T36">ewibs.com</text:span></text:a><text:span text:style-name="T34"> </text:span><text:span text:style-name="T19">|</text:span><text:span text:style-name="T34"> </text:span><text:a xlink:type="simple" xlink:href="https://www.linkedin.com/in/benjamin-scott-lewis" text:style-name="Internet_20_link" text:visited-style-name="Visited_20_Internet_20_Link">https://www.linkedin.com/in/benjamin-scott-lewis</text:a><text:span text:style-name="T34"> </text:span><text:span text:style-name="T19">| </text:span><text:a xlink:type="simple" xlink:href="https://github.com/lewibs" text:style-name="Internet_20_link" text:visited-style-name="Visited_20_Internet_20_Link"><text:span text:style-name="T36">https://github.com/lewibs</text:span></text:a></text:p>
      <text:p text:style-name="P5"/>
      <text:p text:style-name="P11">Profile</text:p>
      <text:p text:style-name="P2">Passionate about programming, I have learned several languages, which I practice through doing<text:line-break/>projects and building websites. I am acutely aware when a process could be improved and am<text:line-break/>committed to finding a solution. <text:span text:style-name="T31">I am interested in learning more about computer science and making a lasting impact </text:span><text:span text:style-name="T32">in computing</text:span><text:span text:style-name="T31">.</text:span></text:p>
      <text:p text:style-name="P2"/>
      <text:p text:style-name="P8">Projects</text:p>
      <text:p text:style-name="P12"><text:span text:style-name="T22">Eventador</text:span><text:span text:style-name="T20"> </text:span><text:span text:style-name="T21">-</text:span><text:span text:style-name="T20"> </text:span><text:a xlink:type="simple" xlink:href="https://www.npmjs.com/package/eventador" text:style-name="Internet_20_link" text:visited-style-name="Visited_20_Internet_20_Link"><text:span text:style-name="T38">https://www.npmjs.com/package/eventador</text:span></text:a></text:p>
      <text:list xml:id="list731159190" text:style-name="L1">
        <text:list-item>
          <text:p text:style-name="P16">Event manager that adds more options to the standard events in js</text:p>
        </text:list-item>
        <text:list-item>
          <text:p text:style-name="P16">Provides easy support for multi-key press events</text:p>
        </text:list-item>
        <text:list-item>
          <text:p text:style-name="P16">Works with any js framework</text:p>
        </text:list-item>
      </text:list>
      <text:p text:style-name="P12"><text:span text:style-name="T5">DuckTyper </text:span><text:span text:style-name="T10">-</text:span><text:span text:style-name="T11"> </text:span><text:a xlink:type="simple" xlink:href="https://www.npmjs.com/package/ducktyper" text:style-name="Internet_20_link" text:visited-style-name="Visited_20_Internet_20_Link"><text:span text:style-name="T12">https://www.npmjs.com/package/ducktyper</text:span></text:a></text:p>
      <text:list xml:id="list1793503563" text:style-name="L2">
        <text:list-item>
          <text:p text:style-name="P27"><text:span text:style-name="T7">Type manager for maintaining input validation </text:span><text:span text:style-name="T9">for</text:span><text:span text:style-name="T7"> large scale js project</text:span><text:span text:style-name="T8">s</text:span></text:p>
        </text:list-item>
        <text:list-item>
          <text:p text:style-name="P17">Utilizes duck typing to allow high re-usability of types/typed functions</text:p>
        </text:list-item>
        <text:list-item>
          <text:p text:style-name="P28"><text:span text:style-name="T7">f</text:span><text:span text:style-name="T6">ast, clear, and easy to read input validation</text:span></text:p>
        </text:list-item>
      </text:list>
      <text:p text:style-name="P3"><text:span text:style-name="T16">U</text:span><text:span text:style-name="T14">sability-</text:span><text:span text:style-name="T16">T</text:span><text:span text:style-name="T14">racker</text:span><text:span text:style-name="T28"> - </text:span><text:a xlink:type="simple" xlink:href="https://www.npmjs.com/package/usability-tracker" text:style-name="Internet_20_link" text:visited-style-name="Visited_20_Internet_20_Link"><text:span text:style-name="T35">https://www.npmjs.com/package/usability-tracker</text:span></text:a></text:p>
      <text:list xml:id="list2777753158" text:style-name="L3">
        <text:list-item>
          <text:p text:style-name="P18">Used to reduce the need to expensive usability-testing</text:p>
        </text:list-item>
        <text:list-item>
          <text:p text:style-name="P18">Easy to export <text:span text:style-name="T39">user </text:span>data, <text:span text:style-name="T39">which</text:span> can be handled in chunks or <text:span text:style-name="T30">in bulk</text:span></text:p>
        </text:list-item>
        <text:list-item>
          <text:p text:style-name="P19">Supports rudimentary playback of user actions in <text:span text:style-name="T39">browser</text:span></text:p>
        </text:list-item>
      </text:list>
      <text:p text:style-name="P1"/>
      <text:p text:style-name="P9">Work Experience</text:p>
      <text:p text:style-name="P6"><text:span text:style-name="T17">Frontend Developer</text:span><text:span text:style-name="T13"> </text:span><text:span text:style-name="T17">Full-time </text:span>– PowerN <text:tab/><text:tab/><text:tab/><text:tab/><text:tab/> <text:span text:style-name="T23">NC Jan 2021-Present</text:span></text:p>
      <text:list xml:id="list2615378891" text:style-name="L4">
        <text:list-item>
          <text:p text:style-name="P22">Lead the technical development of the front end team</text:p>
        </text:list-item>
        <text:list-item>
          <text:p text:style-name="P23"><text:span text:style-name="T40">C</text:span><text:span text:style-name="T26">onduct</text:span> the weekly sprint meetings</text:p>
        </text:list-item>
        <text:list-item>
          <text:p text:style-name="P24"><text:span text:style-name="T25">D</text:span><text:span text:style-name="T24">esigned the front end architecture for an industry level product</text:span></text:p>
        </text:list-item>
        <text:list-item>
          <text:p text:style-name="P25">Helped hire and train new interns</text:p>
        </text:list-item>
        <text:list-item>
          <text:p text:style-name="P26"><text:span text:style-name="T27">M</text:span>anaged the overall technical development of the web application</text:p>
        </text:list-item>
      </text:list>
      <text:p text:style-name="P2"><text:span text:style-name="T13">Teachers Assistant MATLAB</text:span> – NC State University, Raleigh, <text:tab/><text:tab/> <text:s text:c="7"/>NC Aug 2020-<text:span text:style-name="T23">Dec 2021</text:span></text:p>
      <text:list xml:id="list3736799543" text:style-name="L5">
        <text:list-item>
          <text:p text:style-name="P20">Taught Lab section<text:span text:style-name="T23">s</text:span> of 50 students to help them better understand material</text:p>
        </text:list-item>
        <text:list-item>
          <text:p text:style-name="P20">Made decisions to make the lab time a more efficient environment for learning</text:p>
        </text:list-item>
        <text:list-item>
          <text:p text:style-name="P20">Helped many students see an increase in grade of up to 20%</text:p>
        </text:list-item>
      </text:list>
      <text:p text:style-name="P2"/>
      <text:p text:style-name="P9">Education</text:p>
      <text:p text:style-name="P2">North Carolina State University, Raleigh, <text:s text:c="61"/>NC December 2022</text:p>
      <text:p text:style-name="P2">B.S. in Computer Science, Minor in Mathematics</text:p>
      <text:p text:style-name="P2">GPA: <text:span text:style-name="T28">3.5</text:span>/4.0</text:p>
      <text:p text:style-name="P2"/>
      <text:p text:style-name="P9">Relevant Coursework</text:p>
      <text:p text:style-name="P21">operating systems, software engineering, Social computing and decentralized artificial intelligence, <text:s/>Data Structures and Algorithms, C and Software Tools,</text:p>
      <text:p text:style-name="P2">Software Development Fundamentals, Automata, Grammars, and Computability</text:p>
      <text:p text:style-name="P2"/>
      <text:p text:style-name="P9">Skills</text:p>
      <text:p text:style-name="P13"><text:span text:style-name="T4">Languages:</text:span><text:span text:style-name="T1"> </text:span>JavaScript, typescript, golang, python, java, c, assembly, shell, MATLAB, Haskell, PHP, <text:span text:style-name="T18">HTML, CSS</text:span></text:p>
      <text:p text:style-name="P14"><text:span text:style-name="T15">Technical: </text:span>AWS, cPanel, Spring, eclipse, linux, mongoDB, gin, node, OOP, functional, React, axios, potree, three.js, nativescript, jquery, styled-components, <text:span text:style-name="T29">heroku, docker, </text:span><text:span text:style-name="T33">redux, </text:span><text:span text:style-name="T39">SQL, angularjs, </text:span><text:span text:style-name="T41">agile development, UML, multi-threaded, and asynchronous</text:span></text:p>
      <text:p text:style-name="P15"><text:span text:style-name="T3">Interpersonal:</text:span><text:span text:style-name="T2"> Focused on finishing tasks before deadlines and maintaining a well-developed schedule; Able to articulate and convey confusing concepts; Ensures that given instructions are understood clearly. Overall hardworking, personal, curious, creative, and inven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7:42:04.133740277</meta:creation-date>
    <dc:date>2022-09-15T12:50:29.081812182</dc:date>
    <meta:editing-duration>PT1H50M31S</meta:editing-duration>
    <meta:editing-cycles>54</meta:editing-cycles>
    <meta:generator>LibreOffice/7.3.5.2$Linux_X86_64 LibreOffice_project/30$Build-2</meta:generator>
    <meta:document-statistic meta:table-count="0" meta:image-count="0" meta:object-count="0" meta:page-count="1" meta:paragraph-count="41" meta:word-count="393" meta:character-count="2886" meta:non-whitespace-character-count="2471"/>
  </office:meta>
</office:document-meta>
</file>